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{ BrowserRouter as Router, Routes, Route } from 'react-router-dom';</text:p>
      <text:p text:style-name="Standard">import BarraNavegacion from './componentes/BarraNavegacion';</text:p>
      <text:p text:style-name="Standard">import IngresosEgresosAnual from './componentes/IngresosEgresosAnual';</text:p>
      <text:p text:style-name="Standard">import IngresosEgresos from './componentes/IngresosEgresos';</text:p>
      <text:p text:style-name="Standard">import AltaIngreso from './componentes/AltaIngreso';</text:p>
      <text:p text:style-name="Standard">import AltaEgreso from './componentes/AltaEgreso'; //importá el componente</text:p>
      <text:p text:style-name="Standard">import RegistrarDeuda from './componentes/RegistrarDeuda'; //importá el componente</text:p>
      <text:p text:style-name="Standard">import Informes from './componentes/Informes'; // Importa el componente Informes</text:p>
      <text:p text:style-name="Standard">import DeudasMensuales from './componentes/DeudasMensuales';</text:p>
      <text:p text:style-name="Standard">import DeudasAnuales from './componentes/DeudasAnuales';</text:p>
      <text:p text:style-name="Standard">import './App.css';</text:p>
      <text:p text:style-name="Standard"/>
      <text:p text:style-name="Standard">function App() {</text:p>
      <text:p text:style-name="Standard">  return (</text:p>
      <text:p text:style-name="Standard">    &lt;Router&gt;</text:p>
      <text:p text:style-name="Standard">      &lt;BarraNavegacion /&gt;</text:p>
      <text:p text:style-name="Standard"/>
      <text:p text:style-name="Standard">      &lt;Routes&gt;</text:p>
      <text:p text:style-name="Standard">        &lt;Route path="/" element={</text:p>
      <text:p text:style-name="Standard">          &lt;&gt;</text:p>
      <text:p text:style-name="Standard">            &lt;IngresosEgresosAnual /&gt;</text:p>
      <text:p text:style-name="Standard">            &lt;IngresosEgresos /&gt;</text:p>
      <text:p text:style-name="Standard">            &lt;DeudasAnuales /&gt;</text:p>
      <text:p text:style-name="Standard">            &lt;DeudasMensuales /&gt;</text:p>
      <text:p text:style-name="Standard">          &lt;/&gt;</text:p>
      <text:p text:style-name="Standard">        } /&gt;</text:p>
      <text:p text:style-name="Standard">        &lt;Route path="/alta-ingreso" element={&lt;AltaIngreso /&gt;} /&gt;</text:p>
      <text:p text:style-name="Standard">        &lt;Route path="/alta-egreso" element={&lt;AltaEgreso /&gt;} /&gt; {/* nueva ruta */}</text:p>
      <text:p text:style-name="Standard">        &lt;Route path="/registrar-deuda" element={&lt;RegistrarDeuda /&gt;} /&gt;</text:p>
      <text:p text:style-name="Standard">        &lt;Route path="/informes" element={&lt;Informes /&gt;} /&gt; {/* Nueva ruta */}</text:p>
      <text:p text:style-name="Standard"/>
      <text:p text:style-name="Standard">      &lt;/Routes&gt;</text:p>
      <text:p text:style-name="Standard">    &lt;/Router&gt;</text:p>
      <text:p text:style-name="Standard">  );</text:p>
      <text:p text:style-name="Standard">}</text:p>
      <text:p text:style-name="Standard"/>
      <text:p text:style-name="Standard">export default App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4:26:35.789106000</meta:creation-date>
    <dc:date>2025-08-07T14:26:44.629081900</dc:date>
    <meta:editing-duration>PT9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33" meta:word-count="118" meta:character-count="1304" meta:non-whitespace-character-count="1073"/>
  </office:meta>
</office:document-meta>
</file>